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633e" officeooo:paragraph-rsid="0018633e"/>
    </style:style>
    <style:style style:name="P2" style:family="paragraph" style:parent-style-name="Text_20_body">
      <style:text-properties officeooo:rsid="0294c639" officeooo:paragraph-rsid="0294c639"/>
    </style:style>
    <style:style style:name="P3" style:family="paragraph" style:parent-style-name="Text_20_body">
      <style:text-properties officeooo:rsid="0294c639" officeooo:paragraph-rsid="02f5b37c"/>
    </style:style>
    <style:style style:name="P4" style:family="paragraph" style:parent-style-name="Text_20_body">
      <style:text-properties officeooo:rsid="03ffc5a7" officeooo:paragraph-rsid="03ffc5a7"/>
    </style:style>
    <style:style style:name="P5" style:family="paragraph" style:parent-style-name="Text_20_body">
      <style:text-properties officeooo:rsid="0402c227" officeooo:paragraph-rsid="0402c227"/>
    </style:style>
    <style:style style:name="P6" style:family="paragraph" style:parent-style-name="Text_20_body">
      <style:text-properties officeooo:rsid="0451868e" officeooo:paragraph-rsid="0451868e"/>
    </style:style>
    <style:style style:name="P7" style:family="paragraph" style:parent-style-name="Text_20_body">
      <style:text-properties officeooo:paragraph-rsid="0464b2c4"/>
    </style:style>
    <style:style style:name="P8" style:family="paragraph" style:parent-style-name="Text_20_body">
      <style:text-properties officeooo:rsid="04673efc" officeooo:paragraph-rsid="04673efc"/>
    </style:style>
    <style:style style:name="P9" style:family="paragraph" style:parent-style-name="Text_20_body" style:list-style-name="L1">
      <style:text-properties fo:font-weight="bold" officeooo:rsid="0471e373" officeooo:paragraph-rsid="0471e373" style:font-weight-asian="bold" style:font-weight-complex="bold"/>
    </style:style>
    <style:style style:name="P10" style:family="paragraph" style:parent-style-name="Text_20_body" style:list-style-name="L2">
      <style:text-properties fo:font-weight="bold" officeooo:rsid="047d22e2" officeooo:paragraph-rsid="047d22e2" style:font-weight-asian="bold" style:font-weight-complex="bold"/>
    </style:style>
    <style:style style:name="P11" style:family="paragraph" style:parent-style-name="Text_20_body" style:list-style-name="L1">
      <style:text-properties officeooo:paragraph-rsid="04723ea0"/>
    </style:style>
    <style:style style:name="P12" style:family="paragraph" style:parent-style-name="Text_20_body" style:list-style-name="L1">
      <style:text-properties officeooo:rsid="04740f61" officeooo:paragraph-rsid="04740f61"/>
    </style:style>
    <style:style style:name="P13" style:family="paragraph" style:parent-style-name="Text_20_body">
      <style:text-properties officeooo:rsid="04772047" officeooo:paragraph-rsid="04772047"/>
    </style:style>
    <style:style style:name="P14" style:family="paragraph" style:parent-style-name="Text_20_body">
      <style:text-properties officeooo:rsid="047fd210" officeooo:paragraph-rsid="047fd210"/>
    </style:style>
    <style:style style:name="P15" style:family="paragraph" style:parent-style-name="Heading_20_2">
      <style:text-properties officeooo:rsid="0460b1f1" officeooo:paragraph-rsid="0460b1f1"/>
    </style:style>
    <style:style style:name="P16" style:family="paragraph" style:parent-style-name="Heading_20_1">
      <style:text-properties officeooo:rsid="0018633e" officeooo:paragraph-rsid="0018633e"/>
    </style:style>
    <style:style style:name="P17" style:family="paragraph" style:parent-style-name="Heading_20_1">
      <style:text-properties officeooo:rsid="0407f8e9" officeooo:paragraph-rsid="0407f8e9"/>
    </style:style>
    <style:style style:name="P18" style:family="paragraph" style:parent-style-name="Heading_20_1">
      <style:text-properties officeooo:rsid="0030163b" officeooo:paragraph-rsid="0030163b"/>
    </style:style>
    <style:style style:name="P19" style:family="paragraph" style:parent-style-name="Heading_20_1">
      <style:text-properties officeooo:rsid="0313cc27" officeooo:paragraph-rsid="0313cc27"/>
    </style:style>
    <style:style style:name="P20" style:family="paragraph" style:parent-style-name="Heading_20_1">
      <style:text-properties officeooo:paragraph-rsid="0018633e"/>
    </style:style>
    <style:style style:name="T1" style:family="text">
      <style:text-properties style:text-position="super 58%" officeooo:rsid="045d8321"/>
    </style:style>
    <style:style style:name="T2" style:family="text">
      <style:text-properties officeooo:rsid="019a5832"/>
    </style:style>
    <style:style style:name="T3" style:family="text">
      <style:text-properties fo:font-style="italic" officeooo:rsid="047c9e57"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47c9e57" style:font-style-asian="normal" style:font-style-complex="normal"/>
    </style:style>
    <style:style style:name="T6" style:family="text">
      <style:text-properties fo:font-style="normal" officeooo:rsid="047d22e2"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officeooo:rsid="040845a9"/>
    </style:style>
    <style:style style:name="T9" style:family="text">
      <style:text-properties officeooo:rsid="043437e7"/>
    </style:style>
    <style:style style:name="T10" style:family="text">
      <style:text-properties officeooo:rsid="045d8321"/>
    </style:style>
    <style:style style:name="T11" style:family="text">
      <style:text-properties officeooo:rsid="04611405"/>
    </style:style>
    <style:style style:name="T12" style:family="text">
      <style:text-properties officeooo:rsid="046efb0a"/>
    </style:style>
    <style:style style:name="T13" style:family="text">
      <style:text-properties officeooo:rsid="046f641d"/>
    </style:style>
    <style:style style:name="T14" style:family="text">
      <style:text-properties fo:font-weight="normal"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4723ea0" style:font-weight-asian="bold" style:font-weight-complex="bold"/>
    </style:style>
    <style:style style:name="T17" style:family="text">
      <style:text-properties officeooo:rsid="0018633e"/>
    </style:style>
    <style:style style:name="T18" style:family="text">
      <style:text-properties officeooo:rsid="0478cecf"/>
    </style:style>
    <style:style style:name="T19" style:family="text">
      <style:text-properties officeooo:rsid="04809ed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text:span text:style-name="T10">4204 </text:span>W<text:span text:style-name="T10">07</text:span> Practical</text:p>
      <text:p text:style-name="P1">150015752<text:span text:style-name="T2">1</text:span></text:p>
      <text:p text:style-name="P1"><text:span text:style-name="T12">22</text:span><text:span text:style-name="T1">th</text:span><text:span text:style-name="T10"> March 2019</text:span></text:p>
      <text:p text:style-name="P1"/>
      <text:h text:style-name="P16" text:outline-level="1">Overview</text:h>
      <text:h text:style-name="P15" text:outline-level="2">Basic Specificat<text:span text:style-name="T11">i</text:span>on</text:h>
      <text:p text:style-name="P8">The assignment of the practical is to <text:span text:style-name="T13">develop</text:span> <text:span text:style-name="T13">C library that implements parallel patterns such as Farm and Pipeline using Pthreads. The goals can be broken down to these points:</text:span></text:p>
      <text:list xml:id="list8611040364329234473" text:style-name="L1">
        <text:list-item>
          <text:p text:style-name="P9">Concurrent queue<text:span text:style-name="T14">: Implement queue from which each worker of a stage in pipeline pulls data concurrently.</text:span></text:p>
        </text:list-item>
        <text:list-item>
          <text:p text:style-name="P9">Farm pattern<text:span text:style-name="T14">: <text:s/>The farm must allow the user to specify the number of workers and the worker function to be executed in parallel.</text:span></text:p>
        </text:list-item>
        <text:list-item>
          <text:p text:style-name="P11"><text:span text:style-name="T16">Pipeline pattern: </text:span>The pipeline must allow the user to declare a number of stages that themselves call user-defined pipeline functions.</text:p>
        </text:list-item>
        <text:list-item>
          <text:p text:style-name="P12"><text:span text:style-name="T15">Evaluation</text:span><text:span text:style-name="T14">: Evaluate performance of the farm pattern as a function of number of workers and size of data to process.</text:span></text:p>
        </text:list-item>
      </text:list>
      <text:h text:style-name="P17" text:outline-level="1">Running</text:h>
      <text:p text:style-name="P2"><text:span text:style-name="T9">The jar file</text:span> is in out/artifacts/ folder and can be run by th<text:span text:style-name="T9">is </text:span>command:</text:p>
      <text:p text:style-name="P3">java -jar <text:span text:style-name="T8">prob</text:span>.jar</text:p>
      <text:p text:style-name="P6">When executed it merges BN1 and BN2, prints out the merging steps and the merged network.</text:p>
      <text:h text:style-name="P20" text:outline-level="1"><text:span text:style-name="T17">Design and Implementation</text:span></text:h>
      <text:p text:style-name="P14">Concurrent queue requires atomic enqueueing and dequeueing. <text:span text:style-name="T19">To achieve the atomicity, pthread mutex lock is utilized. </text:span></text:p>
      <text:p text:style-name="P13">Despite using functional language, a problem such as implementing parallel patterns is suited well for <text:span text:style-name="T18">object-oriented approach. For example, the farm pattern consists of multiple workers to which data is handed to from a queue. These workers can be separate objects, and the farm another separate object that contains refrences to these workers. To achievie this functionality in C, structs are defined for each class. These structs hold necessary fields for each object in the code. Since a pipeline can contain different types of stages, such as farm or a single stage, these stages should have a common structure to inherit from. This structure is the </text:span><text:span text:style-name="T3">Stage </text:span><text:span text:style-name="T5">struct. The </text:span><text:span text:style-name="T3">Stage </text:span><text:span text:style-name="T5">struct contains </text:span><text:span text:style-name="T6">necessary information for each stage, that is:</text:span></text:p>
      <text:list xml:id="list3231690694047946134" text:style-name="L2">
        <text:list-item>
          <text:p text:style-name="P10"><text:span text:style-name="T4">Stage name</text:span><text:span text:style-name="T7">: A substage is recognized by its stage name.</text:span></text:p>
        </text:list-item>
        <text:list-item>
          <text:p text:style-name="P10"><text:span text:style-name="T4">Input queue</text:span><text:span text:style-name="T7">:</text:span></text:p>
        </text:list-item>
        <text:list-item>
          <text:p text:style-name="P10"><text:span text:style-name="T4">Output queue</text:span><text:span text:style-name="T7">:</text:span></text:p>
        </text:list-item>
      </text:list>
      <text:p text:style-name="P7"><text:soft-page-break/></text:p>
      <text:h text:style-name="P18" text:outline-level="1">Conclusion</text:h>
      <text:h text:style-name="P19" text:outline-level="1">Bibliography</text:h>
      <text:p text:style-name="P4"><text:a xlink:type="simple" xlink:href="https://www.hugin.com/index.php/bayes-fraud/" text:style-name="Internet_20_link" text:visited-style-name="Visited_20_Internet_20_Link">https://www.hugin.com/index.php/bayes-fraud/</text:a></text:p>
      <text:p text:style-name="P4"><text:a xlink:type="simple" xlink:href="http://staff.utia.cas.cz/vomlel/slides/presentace-karny.pdf" text:style-name="Internet_20_link" text:visited-style-name="Visited_20_Internet_20_Link">http://staff.utia.cas.cz/vomlel/slides/presentace-karny.pdf</text:a></text:p>
      <text:p text:style-name="P5"><text:a xlink:type="simple" xlink:href="https://www.dezide.com/" text:style-name="Internet_20_link" text:visited-style-name="Visited_20_Internet_20_Link">https://www.dezide.com/</text:a></text:p>
      <text:p text:style-name="P5">http://www.utas.edu.au/__data/assets/pdf_file/0009/588474/TR_14_BNs_a_resource_guide.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5:02:12.094352474</meta:creation-date>
    <dc:date>2019-04-22T12:17:08.017934687</dc:date>
    <meta:editing-duration>P3DT6H38M55S</meta:editing-duration>
    <meta:editing-cycles>646</meta:editing-cycles>
    <meta:generator>LibreOffice/5.1.6.2$Linux_X86_64 LibreOffice_project/10m0$Build-2</meta:generator>
    <meta:document-statistic meta:table-count="0" meta:image-count="0" meta:object-count="0" meta:page-count="2" meta:paragraph-count="26" meta:word-count="318" meta:character-count="2125" meta:non-whitespace-character-count="1838"/>
  </office:meta>
</office:document-meta>
</file>